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24-12-23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24-10-0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24-01-02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2736" calcext:value-type="float">
            <text:p>64.56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23-09-20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23-01-23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6408" calcext:value-type="float">
            <text:p>64.9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22-10-12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22-01-25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21-09-09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21-01-08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20-09-01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20-01-27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19-08-13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19-02-12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18-08-08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18-01-24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36" calcext:value-type="float">
            <text:p>66.88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17-09-08 1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17-02-02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1808" calcext:value-type="float">
            <text:p>66.2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16-09-21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15-12-23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2664" calcext:value-type="float">
            <text:p>66.2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15-08-26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15-01-21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14-01-17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13-08-08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13-01-08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12-09-25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11-12-13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11-09-26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11-01-10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10-01-27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9-01-07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8-09-30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8-01-18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7-10-31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7-01-04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6-09-05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6-01-23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5-08-30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5-06-17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5-01-24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7936" calcext:value-type="float">
            <text:p>64.2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4-12-09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4-11-15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4-09-17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4-04-12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4-02-13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3-09-04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3-04-18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3-01-08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2-11-18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2-09-16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2-05-31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2-05-10 1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2-01-24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8792" calcext:value-type="float">
            <text:p>71.86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1-09-27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1-05-0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1-01-04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0-10-11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0-05-10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2000-01-27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99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99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98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98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98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98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98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97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14" calcext:value-type="float">
            <text:p>68.3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97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2256" calcext:value-type="float">
            <text:p>68.34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97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188" calcext:value-type="float">
            <text:p>68.38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9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96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9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8256" calcext:value-type="float">
            <text:p>74.43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94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93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9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3432" calcext:value-type="float">
            <text:p>74.70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93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9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92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9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7448" calcext:value-type="float">
            <text:p>84.7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9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8616" calcext:value-type="float">
            <text:p>96.36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9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89-01-11 0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8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87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2096" calcext:value-type="float">
            <text:p>93.7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8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2096" calcext:value-type="float">
            <text:p>93.7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86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648" calcext:value-type="float">
            <text:p>97.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85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8856" calcext:value-type="float">
            <text:p>94.4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8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236" calcext:value-type="float">
            <text:p>95.08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83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0048" calcext:value-type="float">
            <text:p>97.9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82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7696" calcext:value-type="float">
            <text:p>100.43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8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80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8832" calcext:value-type="float">
            <text:p>95.04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79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78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0392" calcext:value-type="float">
            <text:p>92.2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77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4968" calcext:value-type="float">
            <text:p>91.5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76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75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2824" calcext:value-type="float">
            <text:p>82.7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7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3512" calcext:value-type="float">
            <text:p>82.9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73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7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7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7064" calcext:value-type="float">
            <text:p>86.2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70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616" calcext:value-type="float">
            <text:p>83.0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6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3152" calcext:value-type="float">
            <text:p>80.0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6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68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67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67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7984" calcext:value-type="float">
            <text:p>74.54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66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65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1984" calcext:value-type="float">
            <text:p>68.45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64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63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62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2696" calcext:value-type="float">
            <text:p>87.1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62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6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60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59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59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58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57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56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55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3888" calcext:value-type="float">
            <text:p>52.4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5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53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38095270401</text:p>
          </table:table-cell>
          <table:table-cell office:value-type="string" calcext:value-type="string">
            <text:p>195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51" meta:object-count="0"/>
    <meta:user-defined meta:name="AppVersion">3.0</meta:user-defined>
  </office:meta>
</office:document-meta>
</file>